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P3" style:family="paragraph" style:parent-style-name="Standard">
      <style:text-properties fo:font-weight="bold" officeooo:rsid="001bf419" officeooo:paragraph-rsid="001bf419" style:font-weight-asian="bold"/>
    </style:style>
    <style:style style:name="P4" style:family="paragraph" style:parent-style-name="Standard">
      <style:text-properties fo:font-weight="bold" officeooo:rsid="001df805" officeooo:paragraph-rsid="001df805" style:font-weight-asian="bold"/>
    </style:style>
    <style:style style:name="P5" style:family="paragraph" style:parent-style-name="Standard">
      <style:text-properties officeooo:rsid="001bf419" officeooo:paragraph-rsid="001bf419"/>
    </style:style>
    <style:style style:name="P6" style:family="paragraph" style:parent-style-name="Standard" style:list-style-name="L1">
      <style:text-properties officeooo:rsid="001bf419" officeooo:paragraph-rsid="001bf419"/>
    </style:style>
    <style:style style:name="P7" style:family="paragraph" style:parent-style-name="Standard">
      <style:text-properties officeooo:rsid="001bf419" officeooo:paragraph-rsid="001df805"/>
    </style:style>
    <style:style style:name="P8" style:family="paragraph" style:parent-style-name="Standard">
      <style:text-properties officeooo:paragraph-rsid="001bf419"/>
    </style:style>
    <style:style style:name="P9" style:family="paragraph" style:parent-style-name="Standard" style:list-style-name="L1">
      <style:text-properties officeooo:paragraph-rsid="001bf419"/>
    </style:style>
    <style:style style:name="P10" style:family="paragraph" style:parent-style-name="Standard" style:list-style-name="L1">
      <style:text-properties officeooo:rsid="001dcd52" officeooo:paragraph-rsid="001dcd52"/>
    </style:style>
    <style:style style:name="P11" style:family="paragraph" style:parent-style-name="Standard">
      <style:text-properties officeooo:rsid="001dcd52" officeooo:paragraph-rsid="001f4d70"/>
    </style:style>
    <style:style style:name="P12" style:family="paragraph" style:parent-style-name="Standard">
      <style:text-properties officeooo:paragraph-rsid="001dcd52"/>
    </style:style>
    <style:style style:name="P13" style:family="paragraph" style:parent-style-name="Standard" style:list-style-name="L1">
      <style:text-properties officeooo:rsid="001df805" officeooo:paragraph-rsid="001df805"/>
    </style:style>
    <style:style style:name="P14" style:family="paragraph" style:parent-style-name="Standard">
      <style:text-properties officeooo:paragraph-rsid="001f4d70"/>
    </style:style>
    <style:style style:name="P15" style:family="paragraph" style:parent-style-name="Standard">
      <style:paragraph-properties fo:margin-left="0in" fo:margin-right="0.25in" fo:text-indent="0in" style:auto-text-indent="false"/>
    </style:style>
    <style:style style:name="P16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7" style:family="paragraph" style:parent-style-name="Heading">
      <style:text-properties officeooo:rsid="001df805" officeooo:paragraph-rsid="001df805"/>
    </style:style>
    <style:style style:name="P18" style:family="paragraph" style:parent-style-name="Heading" style:master-page-name="Standard">
      <style:paragraph-properties style:page-number="auto"/>
      <style:text-properties officeooo:rsid="001bf419" officeooo:paragraph-rsid="001bf419"/>
    </style:style>
    <style:style style:name="P19" style:family="paragraph" style:parent-style-name="Text_20_body">
      <style:text-properties style:font-name-asian="Wingdings" style:font-name-complex="Wingdings"/>
    </style:style>
    <style:style style:name="P20" style:family="paragraph" style:parent-style-name="Heading_20_2">
      <style:text-properties style:font-name-asian="Wingdings" style:font-name-complex="Wingdings"/>
    </style:style>
    <style:style style:name="P21" style:family="paragraph" style:parent-style-name="Heading_20_2">
      <style:text-properties officeooo:rsid="001f4d70" officeooo:paragraph-rsid="001f4d70" style:font-name-asian="Wingdings" style:font-name-complex="Wingdings"/>
    </style:style>
    <style:style style:name="P22" style:family="paragraph" style:parent-style-name="Heading_20_2">
      <style:text-properties officeooo:paragraph-rsid="001f4d70"/>
    </style:style>
    <style:style style:name="P23" style:family="paragraph" style:parent-style-name="Heading_20_2">
      <style:text-properties officeooo:rsid="001dcd52" officeooo:paragraph-rsid="001f4d70"/>
    </style:style>
    <style:style style:name="P24" style:family="paragraph" style:parent-style-name="Heading_20_3">
      <style:text-properties style:font-name-asian="Wingdings" style:font-name-complex="Wingdings"/>
    </style:style>
    <style:style style:name="P25" style:family="paragraph" style:parent-style-name="Heading_20_3">
      <style:text-properties officeooo:paragraph-rsid="001dcd52"/>
    </style:style>
    <style:style style:name="P26" style:family="paragraph" style:parent-style-name="Heading_20_3">
      <style:text-properties officeooo:paragraph-rsid="001f4d70"/>
    </style:style>
    <style:style style:name="P27" style:family="paragraph" style:parent-style-name="Heading_20_1">
      <style:text-properties officeooo:rsid="001bf419" officeooo:paragraph-rsid="001bf419" style:font-name-asian="Wingdings" style:font-name-complex="Wingdings"/>
    </style:style>
    <style:style style:name="P28" style:family="paragraph" style:parent-style-name="Heading_20_1">
      <style:text-properties officeooo:rsid="001f4d70" officeooo:paragraph-rsid="001f4d70" style:font-name-asian="Wingdings" style:font-name-complex="Wingdings"/>
    </style:style>
    <style:style style:name="P29" style:family="paragraph" style:parent-style-name="Heading_20_1">
      <style:text-properties officeooo:rsid="001f4d70" officeooo:paragraph-rsid="001f4d70"/>
    </style:style>
    <style:style style:name="P30" style:family="paragraph" style:parent-style-name="Heading_20_1">
      <style:paragraph-properties fo:break-before="page"/>
      <style:text-properties style:font-name-asian="Wingdings" style:font-name-complex="Wingdings"/>
    </style:style>
    <style:style style:name="P31" style:family="paragraph" style:parent-style-name="Heading_20_1" style:master-page-name="Convert_20_1">
      <style:paragraph-properties style:page-number="auto"/>
      <style:text-properties style:font-name-asian="Wingdings" style:font-name-complex="Wingdings"/>
    </style:style>
    <style:style style:name="P32" style:family="paragraph" style:parent-style-name="Footer">
      <style:text-properties style:font-name-asian="Symbol" style:font-name-complex="Symbol"/>
    </style:style>
    <style:style style:name="P33" style:family="paragraph" style:parent-style-name="InfoBlue">
      <style:text-properties style:font-name-asian="Wingdings" style:font-name-complex="Wingdings"/>
    </style:style>
    <style:style style:name="T1" style:family="text">
      <style:text-properties style:font-name-asian="Wingdings" style:font-name-complex="Wingdings"/>
    </style:style>
    <style:style style:name="T2" style:family="text">
      <style:text-properties officeooo:rsid="001bf419" style:font-name-asian="Wingdings" style:font-name-complex="Wingdings"/>
    </style:style>
    <style:style style:name="T3" style:family="text">
      <style:text-properties officeooo:rsid="001dcd52" style:font-name-asian="Wingdings" style:font-name-complex="Wingdings"/>
    </style:style>
    <style:style style:name="T4" style:family="text">
      <style:text-properties officeooo:rsid="001df805" style:font-name-asian="Wingdings" style:font-name-complex="Wingdings"/>
    </style:style>
    <style:style style:name="T5" style:family="text">
      <style:text-properties officeooo:rsid="001f4d70" style:font-name-asian="Wingdings" style:font-name-complex="Wingdings"/>
    </style:style>
    <style:style style:name="T6" style:family="text">
      <style:text-properties style:font-size-complex="14pt"/>
    </style:style>
    <style:style style:name="T7" style:family="text">
      <style:text-properties style:font-name="Symbol"/>
    </style:style>
    <style:style style:name="T8" style:family="text">
      <style:text-properties style:font-name-asian="Symbol" style:font-name-complex="Symbol"/>
    </style:style>
    <style:style style:name="T9" style:family="text">
      <style:text-properties fo:font-style="normal" style:font-name-asian="Wingdings" style:font-style-asian="normal" style:font-name-complex="Wingdings" text:display="none"/>
    </style:style>
    <style:style style:name="T10" style:family="text">
      <style:text-properties officeooo:rsid="001bf419"/>
    </style:style>
    <style:style style:name="T11" style:family="text">
      <style:text-properties officeooo:rsid="001dcd52"/>
    </style:style>
    <style:style style:name="T12" style:family="text">
      <style:text-properties officeooo:rsid="001df805"/>
    </style:style>
    <style:style style:name="T13" style:family="text">
      <style:text-properties officeooo:rsid="001f4d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aciturn-duck</text:p>
      <text:p text:style-name="P17">Documeto de Requisitos</text:p>
      <text:p text:style-name="Body_20_Text_20_3"><text:span text:style-name="T1"/></text:p>
      <text:h text:style-name="P27" text:outline-level="1">Introução</text:h>
      <text:p text:style-name="P8"><text:span text:style-name="T2"><text:tab/>Este documento descrever os requisitos do projeto taciturn-duck.</text:span></text:p>
      <text:h text:style-name="P27" text:outline-level="1">Requisitos Funcionais do Sistema</text:h>
      <text:list xml:id="list61414872722236184" text:style-name="L1">
        <text:list-item>
          <text:p text:style-name="P9"><text:span text:style-name="T2">O sistema deve permitir os funcionário da secretaria realizarem o cadastro da </text:span><text:span text:style-name="T3">matriz curricular</text:span><text:span text:style-name="T2"> de um curso.</text:span></text:p>
        </text:list-item>
        <text:list-item>
          <text:p text:style-name="P6"><text:span text:style-name="T1">O sistema deve permitir aos funcionário</text:span><text:span text:style-name="T3">s</text:span><text:span text:style-name="T1"> cadastrarem as turmas de um curso.</text:span></text:p>
        </text:list-item>
        <text:list-item>
          <text:p text:style-name="P13"><text:span text:style-name="T1">O sistema deve permitir que o aluno informe disiciplina já cursadas.</text:span></text:p>
        </text:list-item>
        <text:list-item>
          <text:p text:style-name="P13"><text:span text:style-name="T1">O sitema deve permitir que o aluno informe suas restrições.</text:span></text:p>
        </text:list-item>
        <text:list-item>
          <text:p text:style-name="P10"><text:span text:style-name="T1">O sistema deve sugerir ao </text:span><text:span text:style-name="T4">o sistema </text:span><text:span text:style-name="T1">aluno disciplinas e turma</text:span><text:span text:style-name="T4">s</text:span><text:span text:style-name="T1"> que podem ser cursdas baseados nas restições informadas pelo aluno.</text:span></text:p>
        </text:list-item>
      </text:list>
      <text:h text:style-name="P29" text:outline-level="1"><text:span text:style-name="T1">Qualidade do Sistma</text:span></text:h>
      <text:p text:style-name="InfoBlue"><text:span text:style-name="T1"/></text:p>
      <text:h text:style-name="P21" text:outline-level="2">Usabilidade</text:h>
      <text:p text:style-name="P33"><text:tab/></text:p>
      <text:p text:style-name="P19">O software é de fácil utilização e uso, totalmente em português, executar independente do navagador</text:p>
      <text:h text:style-name="P21" text:outline-level="2">Confiabilidade</text:h>
      <text:p text:style-name="InfoBlue"><text:span text:style-name="T1"/></text:p>
      <text:p text:style-name="Text_20_body"><text:span text:style-name="T1">O sistema tem que estar sempre funcional durante o processo de matrícula, não podendo haver falhas nesse período.</text:span></text:p>
      <text:h text:style-name="P20" text:outline-level="2">Performance</text:h>
      <text:p text:style-name="P33"/>
      <text:p text:style-name="Text_20_body">O sistema sempre deve responder em até 5 segundos, tempo de startup e shutdown de 1 minuto e consegue trabalhar com capacidade de 500 usuários simultaneos.</text:p>
      <text:h text:style-name="P21" text:outline-level="2">Suportabilidade</text:h>
      <text:p text:style-name="P33"/>
      <text:p text:style-name="P19">O sistema deve suportar novas funcionalidades.</text:p>
      <text:p text:style-name="P19"/>
      <text:h text:style-name="P30" text:outline-level="1">System Interfaces</text:h>
      <text:p text:style-name="P33"/>
      <text:h text:style-name="P20" text:outline-level="2">User Interfaces</text:h>
      <text:p text:style-name="P33"/>
      <text:h text:style-name="P24" text:outline-level="3">Look &amp; Feel </text:h>
      <text:p text:style-name="P33"/>
      <text:h text:style-name="P24" text:outline-level="3">Layout and Navigation Requirements</text:h>
      <text:p text:style-name="Standard"><text:span text:style-name="InfoBlue_20_Char"><text:span text:style-name="T1"/></text:span></text:p>
      <text:h text:style-name="Heading_20_3" text:outline-level="3"><text:span text:style-name="T1">Consistency</text:span></text:h>
      <text:p text:style-name="Standard"><text:span text:style-name="InfoBlue_20_Char"><text:span text:style-name="InfoBlue_20_Char"><text:span text:style-name="T1"/></text:span></text:span></text:p>
      <text:h text:style-name="Heading_20_3" text:outline-level="3"><text:span text:style-name="T1">User Personalization &amp; Customization Requirements</text:span></text:h>
      <text:p text:style-name="P33"/>
      <text:h text:style-name="P20" text:outline-level="2">Interfaces to External Systems or Devices</text:h>
      <text:p text:style-name="P33"/>
      <text:h text:style-name="P24" text:outline-level="3">Software Interfaces</text:h>
      <text:p text:style-name="P33"/>
      <text:h text:style-name="P24" text:outline-level="3">Hardware Interfaces</text:h>
      <text:p text:style-name="P33"/>
      <text:h text:style-name="P24" text:outline-level="3">Communications Interfaces</text:h>
      <text:p text:style-name="P33"/>
      <text:h text:style-name="P31" text:outline-level="1">Business Rules</text:h>
      <text:p text:style-name="P33"/>
      <text:h text:style-name="P22" text:outline-level="2"><text:span text:style-name="T5">Restrições de Acesso</text:span></text:h>
      <text:h text:style-name="P25" text:outline-level="3"><text:span text:style-name="T11">00</text:span>1- O plano da disciplina é necessário para gerar a grade de horários</text:h>
      <text:p text:style-name="P12"><text:tab/>Se não tivermos o plano da disciplina não temos como saber quais as disciplinas precisam ser feitas pelo curso.</text:p>
      <text:p text:style-name="P11"><text:span text:style-name="T5"/></text:p>
      <text:h text:style-name="P23" text:outline-level="2"><text:span text:style-name="T5">Restrições de Uso</text:span></text:h>
      <text:h text:style-name="P26" text:outline-level="3"><text:span text:style-name="T3">0</text:span><text:span text:style-name="T5">02- As disciplinas cursadas é necessário para gerar a grade de horários</text:span></text:h>
      <text:p text:style-name="P14"><text:span text:style-name="T5"><text:tab/>Se não tivermos as disciplinas cursadas pelo aluno não temos como saber quais as disciplinas já foram feitas </text:span></text:p>
      <text:p text:style-name="P11"/>
      <text:p text:style-name="P33"/>
      <text:h text:style-name="P28" text:outline-level="1">Restrições do Sistema</text:h>
      <text:p text:style-name="P33"/>
      <text:h text:style-name="P28" text:outline-level="1">Conformidade do Sistema</text:h>
      <text:h text:style-name="P20" text:outline-level="2">Licensing Requirements</text:h>
      <text:p text:style-name="Standard"><text:span text:style-name="T1"><text:tab/>Licença da PUC-RS para usar o Sistema.</text:span></text:p>
      <text:h text:style-name="P20" text:outline-level="2">Legal, Copyright, and Other Notices</text:h>
      <text:p text:style-name="InfoBlue"/>
      <text:p text:style-name="Text_20_body">Todas diretos reservados a empresa <text:span text:style-name="T13">contratada</text:span></text:p>
      <text:h text:style-name="P20" text:outline-level="2">Applicable Standards</text:h>
      <text:p text:style-name="P33"/>
      <text:h text:style-name="P28" text:outline-level="1">Documentação do Sistema</text:h>
      <text:p text:style-name="P33"><text:span text:style-name="T6"/></text:p>
      <text:p text:style-name="Standard"><text:bookmark-start text:name="_PictureBullets"/><text:bookmark-end text:name="_PictureBullets"/><text:span text:style-name="InfoBlue_20_Char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in" fo:margin-right="0in" fo:text-indent="0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in" fo:margin-right="0in" fo:text-indent="0in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0783in" fo:margin-right="0.0783in" fo:margin-top="0.0417in" fo:margin-bottom="0.0417in" loext:contextual-spacing="false" fo:line-height="0.2083in" fo:keep-together="always" fo:orphans="2" fo:widows="2" fo:text-indent="0in" style:auto-text-indent="false">
        <style:tab-stops>
          <style:tab-stop style:position="0.8752in"/>
        </style:tab-stops>
      </style:paragraph-properties>
      <style:text-properties fo:color="#000000" style:font-name="Verdana" fo:font-family="Verdana" style:font-family-generic="swiss" style:font-pitch="variable" fo:font-size="8pt" fo:language="pt" fo:country="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fo:language="en" fo:country="US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6479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1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" style:family="table">
      <style:table-properties style:width="6.58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6479in" fo:margin-left="-0.0799in" table:align="left" style:writing-mode="lr-tb"/>
    </style:style>
    <style:style style:name="Table4.A" style:family="table-column">
      <style:table-column-properties style:column-width="4.4299in"/>
    </style:style>
    <style:style style:name="Table4.B" style:family="table-column">
      <style:table-column-properties style:column-width="2.21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6.5875in" fo:margin-left="-0.075in" table:align="left" style:writing-mode="lr-tb"/>
    </style:style>
    <style:style style:name="Table3.A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rsid="001bf419" officeooo:paragraph-rsid="001bf419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text-properties officeooo:rsid="001bf419" officeooo:paragraph-rsid="001bf419"/>
    </style:style>
    <style:style style:name="MP4" style:family="paragraph" style:parent-style-name="Standard">
      <style:paragraph-properties fo:margin-left="0in" fo:margin-right="0.25in" fo:text-indent="0in" style:auto-text-indent="false"/>
    </style:style>
    <style:style style:name="MP5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Footer">
      <style:text-properties style:font-name-asian="Symbol" style:font-name-complex="Symbol"/>
    </style:style>
    <style:style style:name="MP8" style:family="paragraph" style:parent-style-name="Standard">
      <style:text-properties fo:font-weight="bold" officeooo:rsid="001df805" officeooo:paragraph-rsid="001df805" style:font-weight-asian="bold"/>
    </style:style>
    <style:style style:name="MP9" style:family="paragraph" style:parent-style-name="Standard">
      <style:text-properties officeooo:rsid="001bf419" officeooo:paragraph-rsid="001df805"/>
    </style:style>
    <style:style style:name="MT1" style:family="text">
      <style:text-properties officeooo:rsid="001bf419"/>
    </style:style>
    <style:style style:name="MT2" style:family="text">
      <style:text-properties style:font-name="Symbol"/>
    </style:style>
    <style:style style:name="MT3" style:family="text">
      <style:text-properties style:font-name-asian="Symbol" style:font-name-complex="Symbol"/>
    </style:style>
    <style:style style:name="MT4" style:family="text">
      <style:text-properties officeooo:rsid="001df805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number:number-style style:name="N0">
      <number:number number:min-integer-digits="1"/>
    </number:number-style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Taciturn-duck</text:p>
            </table:table-cell>
            <table:table-cell table:style-name="Table2.B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MP3">Documentos de Requisitos</text:p>
            </table:table-cell>
            <table:table-cell table:style-name="Table2.B1" office:value-type="string">
              <text:p text:style-name="Standard"><text:s text:c="2"/>Dat<text:span text:style-name="MT1">a</text:span>: <text:s/><text:span text:style-name="MT1">28/08/2015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4">Confidential</text:p>
            </table:table-cell>
            <table:table-cell table:style-name="Table1.A1" office:value-type="string">
              <text:p text:style-name="MP5"><text:span text:style-name="MT2"></text:span><text:user-defined style:data-style-name="N0" text:name="Company">&lt;Company Name&gt;</text:user-defined>, <text:date style:data-style-name="N121" text:date-value="2015-08-27T22:30:35.520961275">2015</text:date></text:p>
            </table:table-cell>
            <table:table-cell table:style-name="Table1.A1" office:value-type="string">
              <text:p text:style-name="MP6"><text:span text:style-name="MT3">Page 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MP7"/>
      </style:footer>
    </style:master-page>
    <style:master-page style:name="Convert_20_1" style:display-name="Convert 1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8">Taciturn-duck</text:p>
            </table:table-cell>
            <table:table-cell table:style-name="Table4.B1" office:value-type="string">
              <text:p text:style-name="MP2"><text:s/></text:p>
            </table:table-cell>
          </table:table-row>
          <table:table-row table:style-name="Table4.1">
            <table:table-cell table:style-name="Table4.A1" office:value-type="string">
              <text:p text:style-name="MP9">Documentos de Requisitos</text:p>
            </table:table-cell>
            <table:table-cell table:style-name="Table4.B1" office:value-type="string">
              <text:p text:style-name="Standard"><text:s text:c="2"/>Date: <text:s/><text:span text:style-name="MT4">27/08/2015</text:span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4">Confidential</text:p>
            </table:table-cell>
            <table:table-cell table:style-name="Table3.A1" office:value-type="string">
              <text:p text:style-name="MP5"><text:span text:style-name="MT2"></text:span><text:user-defined style:data-style-name="N0" text:name="Company">&lt;Company Name&gt;</text:user-defined>, <text:date style:data-style-name="N121" text:date-value="2015-08-27T22:30:35.524552082">2015</text:date></text:p>
            </table:table-cell>
            <table:table-cell table:style-name="Table3.A1" office:value-type="string">
              <text:p text:style-name="MP6"><text:span text:style-name="MT3">Page 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creation-date>2015-08-27T21:30:49.507450818</meta:creation-date>
    <dc:date>2015-08-27T22:30:35.415016717</dc:date>
    <meta:print-date>2001-03-15T14:26:00</meta:print-date>
    <meta:editing-cycles>3</meta:editing-cycles>
    <meta:editing-duration>PT13M12S</meta:editing-duration>
    <meta:document-statistic meta:table-count="4" meta:image-count="0" meta:object-count="0" meta:page-count="3" meta:paragraph-count="59" meta:word-count="349" meta:character-count="2241" meta:non-whitespace-character-count="1968"/>
    <meta:generator>LibreOffice/5.0.0.5$Linux_X86_64 LibreOffice_project/00m0$Build-5</meta:generator>
  </office:meta>
</office:document-meta>
</file>